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4cm" svg:y="4.914cm" presentation:class="subtitle">
          <draw:text-box>
            <text:p>Spoofing Identity</text:p>
            <text:p/>
            <text:p><text:span text:style-name="T1">Romek Szczesniak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 I Do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ms – sign up as someone else</text:p>
              </text:list-item>
              <text:list-item>
                <text:p>Blogs – set up as someone else</text:p>
              </text:list-item>
              <text:list-item>
                <text:p>Catfish – appearing to be somebody else</text:p>
              </text:list-item>
              <text:list-item>
                <text:p>Hiding my IP Address</text:p>
              </text:list-item>
              <text:list-item>
                <text:p>Hiding my location </text:p>
              </text:list-item>
              <text:list-item>
                <text:p>Credit Cards – How can I tell you are you?</text:p>
              </text:list-item>
              <text:list-item>
                <text:p>Offline Spoofing?</text:p>
                <text:p/>
              </text:list-item>
              <text:list-item>
                <text:p>How Do We Stop Thi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g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tfis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a profile on a site as somebody else</text:p>
              </text:list-item>
              <text:list-item>
                <text:p>Act as that person</text:p>
              </text:list-item>
              <text:list-item>
                <text:p>How can you tell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iding My IP Addr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r and Onion Routing</text:p>
              </text:list-item>
              <text:list-item>
                <text:p>VPNs</text:p>
                <text:p/>
              </text:list-item>
              <text:list-item>
                <text:p>How can others tell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iding My Lo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ake a phone, root it, move location</text:p>
              </text:list-item>
              <text:list-item>
                <text:p>Pretend you are in that location</text:p>
                <text:p/>
              </text:list-item>
              <text:list-item>
                <text:p>How can others tell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edit Car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a credit card. Use it online</text:p>
                <text:p/>
              </text:list-item>
              <text:list-item>
                <text:p>How do we detect i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ffline Spoof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eed to hide offline identity</text:p>
              </text:list-item>
              <text:list-item>
                <text:p>Then hide online identity</text:p>
                <text:p/>
              </text:list-item>
              <text:list-item>
                <text:p>Two levels make it harder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Avoid Spoof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ffline identity MFA requirement</text:p>
              </text:list-item>
              <text:list-item>
                <text:p>Online identity MFA requirement</text:p>
              </text:list-item>
              <text:list-item>
                <text:p>Biometric MFA requirement</text:p>
                <text:p/>
              </text:list-item>
              <text:list-item>
                <text:p>So you are trying to spoof for example a passport, your biometrics and online login multiple times!</text:p>
              </text:list-item>
              <text:list-item>
                <text:p>This is really tough to d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23:36:08.412368000</meta:creation-date>
    <dc:date>2016-05-22T23:46:45.819325000</dc:date>
    <meta:editing-duration>PT10M37S</meta:editing-duration>
    <meta:editing-cycles>2</meta:editing-cycles>
    <meta:generator>LibreOffice/4.3.4.1$MacOSX_X86_64 LibreOffice_project/bc356b2f991740509f321d70e4512a6a54c5f243</meta:generator>
    <meta:document-statistic meta:object-count="60"/>
  </office:meta>
</office:document-meta>
</file>